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TypeImpl.IdTypeImpl( org . apache . xmlbeans . SchemaType 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TypeImpl.IdTypeImpl( org . apache . xmlbeans . SchemaType sType ,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